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Charge_MknMoyen" table:style-name="ta1">
        <table:shapes>
          <draw:frame draw:z-index="0" draw:style-name="gr1" draw:text-style-name="P1" svg:width="176.45mm" svg:height="149.55mm" svg:x="114.6mm" svg:y="2.12mm">
            <loext:p draw:notify-on-update-of-ranges="Graph_Charge_MknMoyen.A1:Graph_Charge_MknMoyen.A1 Graph_Charge_MknMoyen.A2:Graph_Charge_MknMoyen.A30 Graph_Charge_MknMoyen.B1:Graph_Charge_MknMoyen.B1 Graph_Charge_MknMoyen.B2:Graph_Charge_MknMoyen.B30 Graph_Charge_MknMoyen.A1:Graph_Charge_MknMoyen.A1 Graph_Charge_MknMoyen.A2:Graph_Charge_MknMoyen.A30 Graph_Charge_MknMoyen.C1:Graph_Charge_MknMoyen.C1 Graph_Charge_MknMoyen.C2:Graph_Charge_MknMoyen.C30 Graph_Charge_MknMoyen.A1:Graph_Charge_MknMoyen.A1 Graph_Charge_MknMoyen.A2:Graph_Charge_MknMoyen.A30 Graph_Charge_MknMoyen.D1:Graph_Charge_MknMoyen.D1 Graph_Charge_MknMoyen.D2:Graph_Charge_MknMoyen.D30 Graph_Charge_MknMoyen.A1:Graph_Charge_MknMoyen.A1 Graph_Charge_MknMoyen.A2:Graph_Charge_MknMoyen.A30 Graph_Charge_MknMoyen.E1:Graph_Charge_MknMoyen.E1 Graph_Charge_MknMoyen.E2:Graph_Charge_MknMoyen.E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R Proche</text:p>
          </table:table-cell>
          <table:table-cell office:value-type="string" calcext:value-type="string">
            <text:p>RR Loin</text:p>
          </table:table-cell>
          <table:table-cell office:value-type="string" calcext:value-type="string">
            <text:p>MaxSNR Proche</text:p>
          </table:table-cell>
          <table:table-cell office:value-type="string" calcext:value-type="string">
            <text:p>MaxSNR Lo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2030779994364" calcext:value-type="float">
            <text:p>5,5203077999</text:p>
          </table:table-cell>
          <table:table-cell office:value-type="float" office:value="4.03992211163412" calcext:value-type="float">
            <text:p>4,0399221116</text:p>
          </table:table-cell>
          <table:table-cell office:value-type="float" office:value="5.5626321928467" calcext:value-type="float">
            <text:p>5,5626321928</text:p>
          </table:table-cell>
          <table:table-cell office:value-type="float" office:value="4.15462719404771" calcext:value-type="float">
            <text:p>4,154627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3127391879679" calcext:value-type="float">
            <text:p>5,5312739188</text:p>
          </table:table-cell>
          <table:table-cell office:value-type="float" office:value="4.10868711850478" calcext:value-type="float">
            <text:p>4,1086871185</text:p>
          </table:table-cell>
          <table:table-cell office:value-type="float" office:value="5.62018613661209" calcext:value-type="float">
            <text:p>5,6201861366</text:p>
          </table:table-cell>
          <table:table-cell office:value-type="float" office:value="4.22122304095107" calcext:value-type="float">
            <text:p>4,221223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9035526648807" calcext:value-type="float">
            <text:p>5,5903552665</text:p>
          </table:table-cell>
          <table:table-cell office:value-type="float" office:value="4.13933456968311" calcext:value-type="float">
            <text:p>4,1393345697</text:p>
          </table:table-cell>
          <table:table-cell office:value-type="float" office:value="5.65452397086954" calcext:value-type="float">
            <text:p>5,6545239709</text:p>
          </table:table-cell>
          <table:table-cell office:value-type="float" office:value="4.28368889251757" calcext:value-type="float">
            <text:p>4,2836888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1766365943821" calcext:value-type="float">
            <text:p>5,6176636594</text:p>
          </table:table-cell>
          <table:table-cell office:value-type="float" office:value="4.23190907664433" calcext:value-type="float">
            <text:p>4,2319090766</text:p>
          </table:table-cell>
          <table:table-cell office:value-type="float" office:value="5.70261186421463" calcext:value-type="float">
            <text:p>5,7026118642</text:p>
          </table:table-cell>
          <table:table-cell office:value-type="float" office:value="4.36342317305456" calcext:value-type="float">
            <text:p>4,3634231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6965306500081" calcext:value-type="float">
            <text:p>5,669653065</text:p>
          </table:table-cell>
          <table:table-cell office:value-type="float" office:value="4.28310648544122" calcext:value-type="float">
            <text:p>4,2831064854</text:p>
          </table:table-cell>
          <table:table-cell office:value-type="float" office:value="5.72594432683789" calcext:value-type="float">
            <text:p>5,7259443268</text:p>
          </table:table-cell>
          <table:table-cell office:value-type="float" office:value="4.41348521430348" calcext:value-type="float">
            <text:p>4,4134852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8967012467187" calcext:value-type="float">
            <text:p>5,6896701247</text:p>
          </table:table-cell>
          <table:table-cell office:value-type="float" office:value="4.34993985940392" calcext:value-type="float">
            <text:p>4,3499398594</text:p>
          </table:table-cell>
          <table:table-cell office:value-type="float" office:value="5.75731938974289" calcext:value-type="float">
            <text:p>5,7573193897</text:p>
          </table:table-cell>
          <table:table-cell office:value-type="float" office:value="4.46056703066029" calcext:value-type="float">
            <text:p>4,4605670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2484140879129" calcext:value-type="float">
            <text:p>5,7248414088</text:p>
          </table:table-cell>
          <table:table-cell office:value-type="float" office:value="4.39083942894835" calcext:value-type="float">
            <text:p>4,3908394289</text:p>
          </table:table-cell>
          <table:table-cell office:value-type="float" office:value="5.78259567243216" calcext:value-type="float">
            <text:p>5,7825956724</text:p>
          </table:table-cell>
          <table:table-cell office:value-type="float" office:value="4.50781185944859" calcext:value-type="float">
            <text:p>4,50781185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74880134764171" calcext:value-type="float">
            <text:p>5,7488013476</text:p>
          </table:table-cell>
          <table:table-cell office:value-type="float" office:value="4.44550349485588" calcext:value-type="float">
            <text:p>4,4455034949</text:p>
          </table:table-cell>
          <table:table-cell office:value-type="float" office:value="5.81066216449514" calcext:value-type="float">
            <text:p>5,8106621645</text:p>
          </table:table-cell>
          <table:table-cell office:value-type="float" office:value="4.54399981900096" calcext:value-type="float">
            <text:p>4,5439998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8011647266545" calcext:value-type="float">
            <text:p>5,7801164727</text:p>
          </table:table-cell>
          <table:table-cell office:value-type="float" office:value="4.47490700589303" calcext:value-type="float">
            <text:p>4,4749070059</text:p>
          </table:table-cell>
          <table:table-cell office:value-type="float" office:value="5.83208495116512" calcext:value-type="float">
            <text:p>5,8320849512</text:p>
          </table:table-cell>
          <table:table-cell office:value-type="float" office:value="4.5761373028141" calcext:value-type="float">
            <text:p>4,57613730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9978187814362" calcext:value-type="float">
            <text:p>5,7997818781</text:p>
          </table:table-cell>
          <table:table-cell office:value-type="float" office:value="4.51599019440101" calcext:value-type="float">
            <text:p>4,5159901944</text:p>
          </table:table-cell>
          <table:table-cell office:value-type="float" office:value="5.85382676096311" calcext:value-type="float">
            <text:p>5,853826761</text:p>
          </table:table-cell>
          <table:table-cell office:value-type="float" office:value="4.60677231747838" calcext:value-type="float">
            <text:p>4,6067723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82428286430547" calcext:value-type="float">
            <text:p>5,8242828643</text:p>
          </table:table-cell>
          <table:table-cell office:value-type="float" office:value="4.54569789948336" calcext:value-type="float">
            <text:p>4,5456978995</text:p>
          </table:table-cell>
          <table:table-cell office:value-type="float" office:value="5.87211481970641" calcext:value-type="float">
            <text:p>5,8721148197</text:p>
          </table:table-cell>
          <table:table-cell office:value-type="float" office:value="4.63835074329319" calcext:value-type="float">
            <text:p>4,6383507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84054899885439" calcext:value-type="float">
            <text:p>5,8405489989</text:p>
          </table:table-cell>
          <table:table-cell office:value-type="float" office:value="4.59049012902969" calcext:value-type="float">
            <text:p>4,590490129</text:p>
          </table:table-cell>
          <table:table-cell office:value-type="float" office:value="5.8901937665564" calcext:value-type="float">
            <text:p>5,8901937666</text:p>
          </table:table-cell>
          <table:table-cell office:value-type="float" office:value="4.67408189158347" calcext:value-type="float">
            <text:p>4,67408189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86227469197582" calcext:value-type="float">
            <text:p>5,862274692</text:p>
          </table:table-cell>
          <table:table-cell office:value-type="float" office:value="4.62868503340088" calcext:value-type="float">
            <text:p>4,6286850334</text:p>
          </table:table-cell>
          <table:table-cell office:value-type="float" office:value="5.90702026789342" calcext:value-type="float">
            <text:p>5,9070202679</text:p>
          </table:table-cell>
          <table:table-cell office:value-type="float" office:value="4.71537570542076" calcext:value-type="float">
            <text:p>4,7153757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7910898147707" calcext:value-type="float">
            <text:p>5,8791089815</text:p>
          </table:table-cell>
          <table:table-cell office:value-type="float" office:value="4.67514284749166" calcext:value-type="float">
            <text:p>4,6751428475</text:p>
          </table:table-cell>
          <table:table-cell office:value-type="float" office:value="5.92576231274169" calcext:value-type="float">
            <text:p>5,9257623127</text:p>
          </table:table-cell>
          <table:table-cell office:value-type="float" office:value="4.75661013865916" calcext:value-type="float">
            <text:p>4,7566101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90201572244451" calcext:value-type="float">
            <text:p>5,9020157224</text:p>
          </table:table-cell>
          <table:table-cell office:value-type="float" office:value="4.71568002458068" calcext:value-type="float">
            <text:p>4,7156800246</text:p>
          </table:table-cell>
          <table:table-cell office:value-type="float" office:value="5.94417557575762" calcext:value-type="float">
            <text:p>5,9441755758</text:p>
          </table:table-cell>
          <table:table-cell office:value-type="float" office:value="4.79939845706652" calcext:value-type="float">
            <text:p>4,79939845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2032380043586" calcext:value-type="float">
            <text:p>5,9203238004</text:p>
          </table:table-cell>
          <table:table-cell office:value-type="float" office:value="4.76274227344871" calcext:value-type="float">
            <text:p>4,7627422734</text:p>
          </table:table-cell>
          <table:table-cell office:value-type="float" office:value="5.96521213563883" calcext:value-type="float">
            <text:p>5,9652121356</text:p>
          </table:table-cell>
          <table:table-cell office:value-type="float" office:value="4.84659389305664" calcext:value-type="float">
            <text:p>4,84659389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94360764472346" calcext:value-type="float">
            <text:p>5,9436076447</text:p>
          </table:table-cell>
          <table:table-cell office:value-type="float" office:value="4.80885412447826" calcext:value-type="float">
            <text:p>4,8088541245</text:p>
          </table:table-cell>
          <table:table-cell office:value-type="float" office:value="5.98564825594943" calcext:value-type="float">
            <text:p>5,9856482559</text:p>
          </table:table-cell>
          <table:table-cell office:value-type="float" office:value="4.89046112488778" calcext:value-type="float">
            <text:p>4,89046112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6441878090389" calcext:value-type="float">
            <text:p>5,9644187809</text:p>
          </table:table-cell>
          <table:table-cell office:value-type="float" office:value="4.85553326713761" calcext:value-type="float">
            <text:p>4,8555332671</text:p>
          </table:table-cell>
          <table:table-cell office:value-type="float" office:value="6.00609050376024" calcext:value-type="float">
            <text:p>6,0060905038</text:p>
          </table:table-cell>
          <table:table-cell office:value-type="float" office:value="4.92868190477391" calcext:value-type="float">
            <text:p>4,92868190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8670837141271" calcext:value-type="float">
            <text:p>5,9867083714</text:p>
          </table:table-cell>
          <table:table-cell office:value-type="float" office:value="4.89341873212151" calcext:value-type="float">
            <text:p>4,8934187321</text:p>
          </table:table-cell>
          <table:table-cell office:value-type="float" office:value="6.02444790867468" calcext:value-type="float">
            <text:p>6,0244479087</text:p>
          </table:table-cell>
          <table:table-cell office:value-type="float" office:value="4.96153401036348" calcext:value-type="float">
            <text:p>4,96153401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0049843261246" calcext:value-type="float">
            <text:p>6,0049843261</text:p>
          </table:table-cell>
          <table:table-cell office:value-type="float" office:value="4.92911394398162" calcext:value-type="float">
            <text:p>4,929113944</text:p>
          </table:table-cell>
          <table:table-cell office:value-type="float" office:value="6.04082294597069" calcext:value-type="float">
            <text:p>6,040822946</text:p>
          </table:table-cell>
          <table:table-cell office:value-type="float" office:value="4.99114264421587" calcext:value-type="float">
            <text:p>4,9911426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02293364387491" calcext:value-type="float">
            <text:p>6,0229336439</text:p>
          </table:table-cell>
          <table:table-cell office:value-type="float" office:value="4.95837334836431" calcext:value-type="float">
            <text:p>4,9583733484</text:p>
          </table:table-cell>
          <table:table-cell office:value-type="float" office:value="6.05565852107569" calcext:value-type="float">
            <text:p>6,0556585211</text:p>
          </table:table-cell>
          <table:table-cell office:value-type="float" office:value="5.01664412082684" calcext:value-type="float">
            <text:p>5,01664412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03760846859391" calcext:value-type="float">
            <text:p>6,0376084686</text:p>
          </table:table-cell>
          <table:table-cell office:value-type="float" office:value="4.98625645515197" calcext:value-type="float">
            <text:p>4,9862564552</text:p>
          </table:table-cell>
          <table:table-cell office:value-type="float" office:value="6.06855768339136" calcext:value-type="float">
            <text:p>6,0685576834</text:p>
          </table:table-cell>
          <table:table-cell office:value-type="float" office:value="5.03998405394171" calcext:value-type="float">
            <text:p>5,03998405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05184919733963" calcext:value-type="float">
            <text:p>6,0518491973</text:p>
          </table:table-cell>
          <table:table-cell office:value-type="float" office:value="5.00909440091323" calcext:value-type="float">
            <text:p>5,0090944009</text:p>
          </table:table-cell>
          <table:table-cell office:value-type="float" office:value="6.08054112289599" calcext:value-type="float">
            <text:p>6,0805411229</text:p>
          </table:table-cell>
          <table:table-cell office:value-type="float" office:value="5.05968656712318" calcext:value-type="float">
            <text:p>5,05968656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06393841184215" calcext:value-type="float">
            <text:p>6,0639384118</text:p>
          </table:table-cell>
          <table:table-cell office:value-type="float" office:value="5.03124477958209" calcext:value-type="float">
            <text:p>5,0312447796</text:p>
          </table:table-cell>
          <table:table-cell office:value-type="float" office:value="6.09098884553736" calcext:value-type="float">
            <text:p>6,0909888455</text:p>
          </table:table-cell>
          <table:table-cell office:value-type="float" office:value="5.07865259784123" calcext:value-type="float">
            <text:p>5,07865259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07590107075231" calcext:value-type="float">
            <text:p>6,0759010708</text:p>
          </table:table-cell>
          <table:table-cell office:value-type="float" office:value="5.04990388168203" calcext:value-type="float">
            <text:p>5,0499038817</text:p>
          </table:table-cell>
          <table:table-cell office:value-type="float" office:value="6.10125349951545" calcext:value-type="float">
            <text:p>6,1012534995</text:p>
          </table:table-cell>
          <table:table-cell office:value-type="float" office:value="5.09468351138792" calcext:value-type="float">
            <text:p>5,09468351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08597566716548" calcext:value-type="float">
            <text:p>6,0859756672</text:p>
          </table:table-cell>
          <table:table-cell office:value-type="float" office:value="5.06798532514514" calcext:value-type="float">
            <text:p>5,0679853251</text:p>
          </table:table-cell>
          <table:table-cell office:value-type="float" office:value="6.10991024137939" calcext:value-type="float">
            <text:p>6,1099102414</text:p>
          </table:table-cell>
          <table:table-cell office:value-type="float" office:value="5.11009188381945" calcext:value-type="float">
            <text:p>5,11009188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09571097327809" calcext:value-type="float">
            <text:p>6,0957109733</text:p>
          </table:table-cell>
          <table:table-cell office:value-type="float" office:value="5.0833675593622" calcext:value-type="float">
            <text:p>5,0833675594</text:p>
          </table:table-cell>
          <table:table-cell office:value-type="float" office:value="6.11829122518995" calcext:value-type="float">
            <text:p>6,1182912252</text:p>
          </table:table-cell>
          <table:table-cell office:value-type="float" office:value="5.12353747927187" calcext:value-type="float">
            <text:p>5,12353747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10414862458167" calcext:value-type="float">
            <text:p>6,1041486246</text:p>
          </table:table-cell>
          <table:table-cell office:value-type="float" office:value="5.0982692198697" calcext:value-type="float">
            <text:p>5,0982692199</text:p>
          </table:table-cell>
          <table:table-cell office:value-type="float" office:value="6.12558752177711" calcext:value-type="float">
            <text:p>6,1255875218</text:p>
          </table:table-cell>
          <table:table-cell office:value-type="float" office:value="5.13628566214387" calcext:value-type="float">
            <text:p>5,13628566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11229758723419" calcext:value-type="float">
            <text:p>6,1122975872</text:p>
          </table:table-cell>
          <table:table-cell office:value-type="float" office:value="5.11092945916248" calcext:value-type="float">
            <text:p>5,1109294592</text:p>
          </table:table-cell>
          <table:table-cell office:value-type="float" office:value="6.13262675060872" calcext:value-type="float">
            <text:p>6,1326267506</text:p>
          </table:table-cell>
          <table:table-cell office:value-type="float" office:value="5.14718929816754" calcext:value-type="float">
            <text:p>5,1471892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14:43:02.123639661</dc:date>
    <meta:editing-duration>PT1M4S</meta:editing-duration>
    <meta:editing-cycles>1</meta:editing-cycles>
    <meta:document-statistic meta:table-count="1" meta:cell-count="14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46cm" svg:height="14.956cm" xlink:href=".." xlink:type="simple" chart:class="chart:scatter" chart:style-name="ch1">
        <chart:legend chart:legend-position="end" svg:x="13.736cm" svg:y="6.432cm" style:legend-expansion="high" chart:style-name="ch2"/>
        <chart:plot-area chart:style-name="ch3" table:cell-range-address="Graph_Charge_MknMoyen.A1:Graph_Charge_MknMoyen.E30" chart:data-source-has-labels="row" svg:x="1.363cm" svg:y="0.299cm" svg:width="12.021cm" svg:height="13.377cm">
          <chartooo:coordinate-region svg:x="1.799cm" svg:y="0.499cm" svg:width="11.398cm" svg:height="12.53cm"/>
          <chart:axis chart:dimension="x" chart:name="primary-x" chart:style-name="ch4">
            <chart:title svg:x="5.212cm" svg:y="13.975cm" chart:style-name="ch5">
              <text:p>Charge (nombre d'utilisateur)</text:p>
            </chart:title>
          </chart:axis>
          <chart:axis chart:dimension="y" chart:name="primary-y" chart:style-name="ch4">
            <chart:title svg:x="0.451cm" svg:y="7.878cm" chart:style-name="ch6">
              <text:p>Mkn moyen</text:p>
            </chart:title>
            <chart:grid chart:style-name="ch7" chart:class="major"/>
          </chart:axis>
          <chart:series chart:style-name="ch8" chart:values-cell-range-address="Graph_Charge_MknMoyen.B2:Graph_Charge_MknMoyen.B30" chart:label-cell-address="Graph_Charge_MknMoyen.B1:Graph_Charge_MknMoyen.B1" chart:class="chart:scatter">
            <chart:domain table:cell-range-address="Graph_Charge_MknMoyen.A2:Graph_Charge_MknMoyen.A30"/>
            <chart:data-point chart:repeated="29"/>
          </chart:series>
          <chart:series chart:style-name="ch9" chart:values-cell-range-address="Graph_Charge_MknMoyen.C2:Graph_Charge_MknMoyen.C30" chart:label-cell-address="Graph_Charge_MknMoyen.C1:Graph_Charge_MknMoyen.C1" chart:class="chart:scatter">
            <chart:data-point chart:repeated="29"/>
          </chart:series>
          <chart:series chart:style-name="ch10" chart:values-cell-range-address="Graph_Charge_MknMoyen.D2:Graph_Charge_MknMoyen.D30" chart:label-cell-address="Graph_Charge_MknMoyen.D1:Graph_Charge_MknMoyen.D1" chart:class="chart:scatter">
            <chart:data-point chart:repeated="29"/>
          </chart:series>
          <chart:series chart:style-name="ch11" chart:values-cell-range-address="Graph_Charge_MknMoyen.E2:Graph_Charge_MknMoyen.E30" chart:label-cell-address="Graph_Charge_MknMoyen.E1:Graph_Charge_MknMoyen.E1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 Proche</text:p>
                <draw:g>
                  <svg:desc>Graph_Charge_MknMoyen.B1:Graph_Charge_MknMoyen.B1</svg:desc>
                </draw:g>
              </table:table-cell>
              <table:table-cell office:value-type="string">
                <text:p>RR Loin</text:p>
                <draw:g>
                  <svg:desc>Graph_Charge_MknMoyen.C1:Graph_Charge_MknMoyen.C1</svg:desc>
                </draw:g>
              </table:table-cell>
              <table:table-cell office:value-type="string">
                <text:p>MaxSNR Proche</text:p>
                <draw:g>
                  <svg:desc>Graph_Charge_MknMoyen.D1:Graph_Charge_MknMoyen.D1</svg:desc>
                </draw:g>
              </table:table-cell>
              <table:table-cell office:value-type="string">
                <text:p>MaxSNR Loin</text:p>
                <draw:g>
                  <svg:desc>Graph_Charge_MknMoyen.E1:Graph_Charge_MknMoy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_Charge_MknMoyen.A2:Graph_Charge_MknMoyen.A30</svg:desc>
                </draw:g>
              </table:table-cell>
              <table:table-cell office:value-type="float" office:value="5.52030779994364">
                <text:p>5.52030779994364</text:p>
                <draw:g>
                  <svg:desc>Graph_Charge_MknMoyen.B2:Graph_Charge_MknMoyen.B30</svg:desc>
                </draw:g>
              </table:table-cell>
              <table:table-cell office:value-type="float" office:value="4.03992211163412">
                <text:p>4.03992211163412</text:p>
                <draw:g>
                  <svg:desc>Graph_Charge_MknMoyen.C2:Graph_Charge_MknMoyen.C30</svg:desc>
                </draw:g>
              </table:table-cell>
              <table:table-cell office:value-type="float" office:value="5.5626321928467">
                <text:p>5.5626321928467</text:p>
                <draw:g>
                  <svg:desc>Graph_Charge_MknMoyen.D2:Graph_Charge_MknMoyen.D30</svg:desc>
                </draw:g>
              </table:table-cell>
              <table:table-cell office:value-type="float" office:value="4.15462719404771">
                <text:p>4.15462719404771</text:p>
                <draw:g>
                  <svg:desc>Graph_Charge_MknMoyen.E2:Graph_Charge_MknMoyen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.53127391879679">
                <text:p>5.53127391879679</text:p>
              </table:table-cell>
              <table:table-cell office:value-type="float" office:value="4.10868711850478">
                <text:p>4.10868711850478</text:p>
              </table:table-cell>
              <table:table-cell office:value-type="float" office:value="5.62018613661209">
                <text:p>5.62018613661209</text:p>
              </table:table-cell>
              <table:table-cell office:value-type="float" office:value="4.22122304095107">
                <text:p>4.22122304095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59035526648807">
                <text:p>5.59035526648807</text:p>
              </table:table-cell>
              <table:table-cell office:value-type="float" office:value="4.13933456968311">
                <text:p>4.13933456968311</text:p>
              </table:table-cell>
              <table:table-cell office:value-type="float" office:value="5.65452397086954">
                <text:p>5.65452397086954</text:p>
              </table:table-cell>
              <table:table-cell office:value-type="float" office:value="4.28368889251757">
                <text:p>4.28368889251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61766365943821">
                <text:p>5.61766365943821</text:p>
              </table:table-cell>
              <table:table-cell office:value-type="float" office:value="4.23190907664433">
                <text:p>4.23190907664433</text:p>
              </table:table-cell>
              <table:table-cell office:value-type="float" office:value="5.70261186421463">
                <text:p>5.70261186421463</text:p>
              </table:table-cell>
              <table:table-cell office:value-type="float" office:value="4.36342317305456">
                <text:p>4.36342317305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66965306500081">
                <text:p>5.66965306500081</text:p>
              </table:table-cell>
              <table:table-cell office:value-type="float" office:value="4.28310648544122">
                <text:p>4.28310648544122</text:p>
              </table:table-cell>
              <table:table-cell office:value-type="float" office:value="5.72594432683789">
                <text:p>5.72594432683789</text:p>
              </table:table-cell>
              <table:table-cell office:value-type="float" office:value="4.41348521430348">
                <text:p>4.41348521430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68967012467187">
                <text:p>5.68967012467187</text:p>
              </table:table-cell>
              <table:table-cell office:value-type="float" office:value="4.34993985940392">
                <text:p>4.34993985940392</text:p>
              </table:table-cell>
              <table:table-cell office:value-type="float" office:value="5.75731938974289">
                <text:p>5.75731938974289</text:p>
              </table:table-cell>
              <table:table-cell office:value-type="float" office:value="4.46056703066029">
                <text:p>4.46056703066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72484140879129">
                <text:p>5.72484140879129</text:p>
              </table:table-cell>
              <table:table-cell office:value-type="float" office:value="4.39083942894835">
                <text:p>4.39083942894835</text:p>
              </table:table-cell>
              <table:table-cell office:value-type="float" office:value="5.78259567243216">
                <text:p>5.78259567243216</text:p>
              </table:table-cell>
              <table:table-cell office:value-type="float" office:value="4.50781185944859">
                <text:p>4.50781185944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.74880134764171">
                <text:p>5.74880134764171</text:p>
              </table:table-cell>
              <table:table-cell office:value-type="float" office:value="4.44550349485588">
                <text:p>4.44550349485588</text:p>
              </table:table-cell>
              <table:table-cell office:value-type="float" office:value="5.81066216449514">
                <text:p>5.81066216449514</text:p>
              </table:table-cell>
              <table:table-cell office:value-type="float" office:value="4.54399981900096">
                <text:p>4.54399981900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78011647266545">
                <text:p>5.78011647266545</text:p>
              </table:table-cell>
              <table:table-cell office:value-type="float" office:value="4.47490700589303">
                <text:p>4.47490700589303</text:p>
              </table:table-cell>
              <table:table-cell office:value-type="float" office:value="5.83208495116512">
                <text:p>5.83208495116512</text:p>
              </table:table-cell>
              <table:table-cell office:value-type="float" office:value="4.5761373028141">
                <text:p>4.5761373028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.79978187814362">
                <text:p>5.79978187814362</text:p>
              </table:table-cell>
              <table:table-cell office:value-type="float" office:value="4.51599019440101">
                <text:p>4.51599019440101</text:p>
              </table:table-cell>
              <table:table-cell office:value-type="float" office:value="5.85382676096311">
                <text:p>5.85382676096311</text:p>
              </table:table-cell>
              <table:table-cell office:value-type="float" office:value="4.60677231747838">
                <text:p>4.60677231747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82428286430547">
                <text:p>5.82428286430547</text:p>
              </table:table-cell>
              <table:table-cell office:value-type="float" office:value="4.54569789948336">
                <text:p>4.54569789948336</text:p>
              </table:table-cell>
              <table:table-cell office:value-type="float" office:value="5.87211481970641">
                <text:p>5.87211481970641</text:p>
              </table:table-cell>
              <table:table-cell office:value-type="float" office:value="4.63835074329319">
                <text:p>4.63835074329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.84054899885439">
                <text:p>5.84054899885439</text:p>
              </table:table-cell>
              <table:table-cell office:value-type="float" office:value="4.59049012902969">
                <text:p>4.59049012902969</text:p>
              </table:table-cell>
              <table:table-cell office:value-type="float" office:value="5.8901937665564">
                <text:p>5.8901937665564</text:p>
              </table:table-cell>
              <table:table-cell office:value-type="float" office:value="4.67408189158347">
                <text:p>4.67408189158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.86227469197582">
                <text:p>5.86227469197582</text:p>
              </table:table-cell>
              <table:table-cell office:value-type="float" office:value="4.62868503340088">
                <text:p>4.62868503340088</text:p>
              </table:table-cell>
              <table:table-cell office:value-type="float" office:value="5.90702026789342">
                <text:p>5.90702026789342</text:p>
              </table:table-cell>
              <table:table-cell office:value-type="float" office:value="4.71537570542076">
                <text:p>4.71537570542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.87910898147707">
                <text:p>5.87910898147707</text:p>
              </table:table-cell>
              <table:table-cell office:value-type="float" office:value="4.67514284749166">
                <text:p>4.67514284749166</text:p>
              </table:table-cell>
              <table:table-cell office:value-type="float" office:value="5.92576231274169">
                <text:p>5.92576231274169</text:p>
              </table:table-cell>
              <table:table-cell office:value-type="float" office:value="4.75661013865916">
                <text:p>4.75661013865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.90201572244451">
                <text:p>5.90201572244451</text:p>
              </table:table-cell>
              <table:table-cell office:value-type="float" office:value="4.71568002458068">
                <text:p>4.71568002458068</text:p>
              </table:table-cell>
              <table:table-cell office:value-type="float" office:value="5.94417557575762">
                <text:p>5.94417557575762</text:p>
              </table:table-cell>
              <table:table-cell office:value-type="float" office:value="4.79939845706652">
                <text:p>4.79939845706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.92032380043586">
                <text:p>5.92032380043586</text:p>
              </table:table-cell>
              <table:table-cell office:value-type="float" office:value="4.76274227344871">
                <text:p>4.76274227344871</text:p>
              </table:table-cell>
              <table:table-cell office:value-type="float" office:value="5.96521213563883">
                <text:p>5.96521213563883</text:p>
              </table:table-cell>
              <table:table-cell office:value-type="float" office:value="4.84659389305664">
                <text:p>4.84659389305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.94360764472346">
                <text:p>5.94360764472346</text:p>
              </table:table-cell>
              <table:table-cell office:value-type="float" office:value="4.80885412447826">
                <text:p>4.80885412447826</text:p>
              </table:table-cell>
              <table:table-cell office:value-type="float" office:value="5.98564825594943">
                <text:p>5.98564825594943</text:p>
              </table:table-cell>
              <table:table-cell office:value-type="float" office:value="4.89046112488778">
                <text:p>4.89046112488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5.96441878090389">
                <text:p>5.96441878090389</text:p>
              </table:table-cell>
              <table:table-cell office:value-type="float" office:value="4.85553326713761">
                <text:p>4.85553326713761</text:p>
              </table:table-cell>
              <table:table-cell office:value-type="float" office:value="6.00609050376024">
                <text:p>6.00609050376024</text:p>
              </table:table-cell>
              <table:table-cell office:value-type="float" office:value="4.92868190477391">
                <text:p>4.92868190477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.98670837141271">
                <text:p>5.98670837141271</text:p>
              </table:table-cell>
              <table:table-cell office:value-type="float" office:value="4.89341873212151">
                <text:p>4.89341873212151</text:p>
              </table:table-cell>
              <table:table-cell office:value-type="float" office:value="6.02444790867468">
                <text:p>6.02444790867468</text:p>
              </table:table-cell>
              <table:table-cell office:value-type="float" office:value="4.96153401036348">
                <text:p>4.96153401036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.0049843261246">
                <text:p>6.0049843261246</text:p>
              </table:table-cell>
              <table:table-cell office:value-type="float" office:value="4.92911394398162">
                <text:p>4.92911394398162</text:p>
              </table:table-cell>
              <table:table-cell office:value-type="float" office:value="6.04082294597069">
                <text:p>6.04082294597069</text:p>
              </table:table-cell>
              <table:table-cell office:value-type="float" office:value="4.99114264421587">
                <text:p>4.99114264421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6.02293364387491">
                <text:p>6.02293364387491</text:p>
              </table:table-cell>
              <table:table-cell office:value-type="float" office:value="4.95837334836431">
                <text:p>4.95837334836431</text:p>
              </table:table-cell>
              <table:table-cell office:value-type="float" office:value="6.05565852107569">
                <text:p>6.05565852107569</text:p>
              </table:table-cell>
              <table:table-cell office:value-type="float" office:value="5.01664412082684">
                <text:p>5.01664412082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.03760846859391">
                <text:p>6.03760846859391</text:p>
              </table:table-cell>
              <table:table-cell office:value-type="float" office:value="4.98625645515197">
                <text:p>4.98625645515197</text:p>
              </table:table-cell>
              <table:table-cell office:value-type="float" office:value="6.06855768339136">
                <text:p>6.06855768339136</text:p>
              </table:table-cell>
              <table:table-cell office:value-type="float" office:value="5.03998405394171">
                <text:p>5.03998405394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.05184919733963">
                <text:p>6.05184919733963</text:p>
              </table:table-cell>
              <table:table-cell office:value-type="float" office:value="5.00909440091323">
                <text:p>5.00909440091323</text:p>
              </table:table-cell>
              <table:table-cell office:value-type="float" office:value="6.08054112289599">
                <text:p>6.08054112289599</text:p>
              </table:table-cell>
              <table:table-cell office:value-type="float" office:value="5.05968656712318">
                <text:p>5.05968656712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6.06393841184215">
                <text:p>6.06393841184215</text:p>
              </table:table-cell>
              <table:table-cell office:value-type="float" office:value="5.03124477958209">
                <text:p>5.03124477958209</text:p>
              </table:table-cell>
              <table:table-cell office:value-type="float" office:value="6.09098884553736">
                <text:p>6.09098884553736</text:p>
              </table:table-cell>
              <table:table-cell office:value-type="float" office:value="5.07865259784123">
                <text:p>5.07865259784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6.07590107075231">
                <text:p>6.07590107075231</text:p>
              </table:table-cell>
              <table:table-cell office:value-type="float" office:value="5.04990388168203">
                <text:p>5.04990388168203</text:p>
              </table:table-cell>
              <table:table-cell office:value-type="float" office:value="6.10125349951545">
                <text:p>6.10125349951545</text:p>
              </table:table-cell>
              <table:table-cell office:value-type="float" office:value="5.09468351138792">
                <text:p>5.09468351138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6.08597566716548">
                <text:p>6.08597566716548</text:p>
              </table:table-cell>
              <table:table-cell office:value-type="float" office:value="5.06798532514514">
                <text:p>5.06798532514514</text:p>
              </table:table-cell>
              <table:table-cell office:value-type="float" office:value="6.10991024137939">
                <text:p>6.10991024137939</text:p>
              </table:table-cell>
              <table:table-cell office:value-type="float" office:value="5.11009188381945">
                <text:p>5.11009188381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6.09571097327809">
                <text:p>6.09571097327809</text:p>
              </table:table-cell>
              <table:table-cell office:value-type="float" office:value="5.0833675593622">
                <text:p>5.0833675593622</text:p>
              </table:table-cell>
              <table:table-cell office:value-type="float" office:value="6.11829122518995">
                <text:p>6.11829122518995</text:p>
              </table:table-cell>
              <table:table-cell office:value-type="float" office:value="5.12353747927187">
                <text:p>5.123537479271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6.10414862458167">
                <text:p>6.10414862458167</text:p>
              </table:table-cell>
              <table:table-cell office:value-type="float" office:value="5.0982692198697">
                <text:p>5.0982692198697</text:p>
              </table:table-cell>
              <table:table-cell office:value-type="float" office:value="6.12558752177711">
                <text:p>6.12558752177711</text:p>
              </table:table-cell>
              <table:table-cell office:value-type="float" office:value="5.13628566214387">
                <text:p>5.136285662143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6.11229758723419">
                <text:p>6.11229758723419</text:p>
              </table:table-cell>
              <table:table-cell office:value-type="float" office:value="5.11092945916248">
                <text:p>5.11092945916248</text:p>
              </table:table-cell>
              <table:table-cell office:value-type="float" office:value="6.13262675060872">
                <text:p>6.13262675060872</text:p>
              </table:table-cell>
              <table:table-cell office:value-type="float" office:value="5.14718929816754">
                <text:p>5.14718929816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